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fo:font-variant="normal" fo:text-transform="none" fo:color="#94a3b8" loext:opacity="100%" style:font-name="Arial2" fo:font-size="13.5pt" fo:letter-spacing="normal" fo:font-style="normal" fo:font-weight="normal"/>
    </style:style>
    <style:style style:name="P2"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4pt" fo:letter-spacing="normal" fo:font-style="normal" fo:font-weight="normal"/>
    </style:style>
    <style:style style:name="P3"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4"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5"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6"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7"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8"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9"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0"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1" style:family="paragraph" style:parent-style-name="Text_20_body" style:list-style-name="L8">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2" style:family="paragraph" style:parent-style-name="Text_20_body" style:list-style-name="L8">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3" style:family="paragraph" style:parent-style-name="Text_20_body" style:list-style-name="L9">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4" style:family="paragraph" style:parent-style-name="Text_20_body" style:list-style-name="L10">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5"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6"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7" style:family="paragraph" style:parent-style-name="Text_20_body" style:list-style-name="L1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8"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9" style:family="paragraph" style:parent-style-name="Text_20_body" style:list-style-name="L1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0" style:family="paragraph" style:parent-style-name="Text_20_body" style:list-style-name="L1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1" style:family="paragraph" style:parent-style-name="Text_20_body" style:list-style-name="L1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2"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3.5pt" fo:letter-spacing="normal" fo:font-style="normal" fo:font-weight="normal"/>
    </style:style>
    <style:style style:name="P23" style:family="paragraph" style:parent-style-name="Text_20_body" style:list-style-name="L1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4" style:family="paragraph" style:parent-style-name="Text_20_body" style:list-style-name="L1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T1" style:family="text">
      <style:text-properties fo:font-variant="normal" fo:text-transform="none" fo:color="#94a3b8" loext:opacity="100%" style:font-name="Arial2" fo:font-size="10.5pt" fo:letter-spacing="normal" fo:font-style="normal" fo:font-weight="normal"/>
    </style:style>
    <style:style style:name="T2" style:family="text">
      <style:text-properties fo:font-variant="normal" fo:text-transform="none" fo:color="#2e83fb" loext:opacity="100%" style:text-line-through-style="none" style:text-line-through-type="none" style:font-name="Arial2" fo:font-size="10.5pt" fo:letter-spacing="normal" fo:font-style="normal" style:text-underline-style="none" fo:font-weight="normal" style:text-blinking="false" loext:padding="0.049cm" loext:border="0.06pt solid #000000"/>
    </style:style>
    <style:style style:name="T3" style:family="text">
      <style:text-properties fo:font-variant="normal" fo:text-transform="none" fo:color="#94a3b8" loext:opacity="100%" style:font-name="Arial2" fo:font-size="10.5pt" fo:letter-spacing="normal" fo:font-style="normal" fo:font-weight="bold" loext:padding="0.049cm" loext:border="0.06pt solid #000000"/>
    </style:style>
    <style:style style:name="T4" style:family="text">
      <style:text-properties fo:font-variant="normal" fo:text-transform="none" fo:color="#94a3b8" loext:opacity="100%" style:font-name="Arial2" fo:font-size="10.5pt" fo:letter-spacing="normal" fo:font-style="normal" fo:font-weight="normal" loext:padding="0.049cm" loext:border="0.06pt solid #000000"/>
    </style:style>
    <style:style style:name="T5" style:family="text">
      <style:text-properties fo:font-variant="normal" fo:text-transform="none" fo:color="#94a3b8" loext:opacity="100%" fo:font-family="ui-monospace, SFMono-Regular, Menlo, Monaco, Consolas, 'Liberation Mono', 'Courier New', monospace" fo:font-size="10.5pt" fo:letter-spacing="normal" fo:font-style="normal" fo:font-weight="normal" loext:padding="0.049cm" loext:border="0.06pt solid #000000"/>
    </style:style>
    <style:style style:name="T6" style:family="text">
      <style:text-properties fo:color="#2e83fb" loext:opacity="100%" style:text-line-through-style="none" style:text-line-through-type="none" style:text-underline-style="none" style:text-blinking="false" loext:padding="0.049cm" loext:border="0.06pt solid #000000"/>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Chapter 12: Understanding DaemonSets, Jobs, and CronJobs in Kubernetes</text:h>
      <text:h text:style-name="P2" text:outline-level="4">Introduction: Overview and Significance</text:h>
      <text:list text:style-name="L1">
        <text:list-item>
          <text:p text:style-name="P3"><text:span text:style-name="T1">[</text:span><text:span text:style-name="T2">00:00</text:span><text:span text:style-name="T1"> → </text:span><text:span text:style-name="T2">01:00</text:span><text:span text:style-name="T1">]<text:line-break/>This chapter delves into three important Kubernetes workload objects: </text:span><text:span text:style-name="Strong_20_Emphasis"><text:span text:style-name="T3">DaemonSets</text:span></text:span><text:span text:style-name="T1">, </text:span><text:span text:style-name="Strong_20_Emphasis"><text:span text:style-name="T3">Jobs</text:span></text:span><text:span text:style-name="T1">, and </text:span><text:span text:style-name="Strong_20_Emphasis"><text:span text:style-name="T3">CronJobs</text:span></text:span><text:span text:style-name="T1">. While </text:span><text:span text:style-name="Strong_20_Emphasis"><text:span text:style-name="T3">Jobs</text:span></text:span><text:span text:style-name="T1"> and </text:span><text:span text:style-name="Strong_20_Emphasis"><text:span text:style-name="T3">CronJobs</text:span></text:span><text:span text:style-name="T1"> are more relevant for the </text:span><text:span text:style-name="Strong_20_Emphasis"><text:span text:style-name="T3">CKAD</text:span></text:span><text:span text:style-name="T1"> certification, understanding their basics offers foundational knowledge. </text:span><text:span text:style-name="Strong_20_Emphasis"><text:span text:style-name="T3">DaemonSets</text:span></text:span><text:span text:style-name="T1"> are crucial from the </text:span><text:span text:style-name="Strong_20_Emphasis"><text:span text:style-name="T3">CKA</text:span></text:span><text:span text:style-name="T1"> exam and practical Kubernetes cluster management perspectives. The content covers fundamental definitions, operational mechanisms, and practical use cases of these objects, emphasizing how Kubernetes manages workloads across nodes and time schedules.</text:span></text:p>
        </text:list-item>
      </text:list>
      <text:p text:style-name="P4">Key vocabulary and concepts introduced include:</text:p>
      <text:list text:style-name="L2">
        <text:list-item>
          <text:p text:style-name="P5"><text:span text:style-name="Strong_20_Emphasis"><text:span text:style-name="T3">DaemonSet</text:span></text:span><text:span text:style-name="T1">: Ensures one pod replica per node, running a given workload on every node in a cluster.</text:span></text:p>
        </text:list-item>
        <text:list-item>
          <text:p text:style-name="P5"><text:span text:style-name="Strong_20_Emphasis"><text:span text:style-name="T3">Job</text:span></text:span><text:span text:style-name="T1">: Represents a one-time task that runs to completion.</text:span></text:p>
        </text:list-item>
        <text:list-item>
          <text:p text:style-name="P5"><text:span text:style-name="Strong_20_Emphasis"><text:span text:style-name="T3">CronJob</text:span></text:span><text:span text:style-name="T1">: A scheduled job that runs at specified times or intervals, based on Unix-like cron syntax.</text:span></text:p>
        </text:list-item>
        <text:list-item>
          <text:p text:style-name="P5"><text:span text:style-name="Strong_20_Emphasis"><text:span text:style-name="T3">Pods</text:span></text:span><text:span text:style-name="T1">, </text:span><text:span text:style-name="Strong_20_Emphasis"><text:span text:style-name="T3">replicas</text:span></text:span><text:span text:style-name="T1">, </text:span><text:span text:style-name="Strong_20_Emphasis"><text:span text:style-name="T3">nodes</text:span></text:span><text:span text:style-name="T1">, </text:span><text:span text:style-name="Strong_20_Emphasis"><text:span text:style-name="T3">taints and tolerations</text:span></text:span><text:span text:style-name="T1">, </text:span><text:span text:style-name="Strong_20_Emphasis"><text:span text:style-name="T3">controller</text:span></text:span><text:span text:style-name="T1">, and </text:span><text:span text:style-name="Strong_20_Emphasis"><text:span text:style-name="T3">scheduling</text:span></text:span><text:span text:style-name="T1"> are also essential Kubernetes concepts referenced throughout.</text:span></text:p>
        </text:list-item>
      </text:list>
      <text:p text:style-name="Horizontal_20_Line"/>
      <text:h text:style-name="P2" text:outline-level="4">Section 1: DaemonSets – Purpose and Functionality</text:h>
      <text:list text:style-name="L3">
        <text:list-item>
          <text:p text:style-name="P6"><text:span text:style-name="T1">[</text:span><text:span text:style-name="T2">01:00</text:span><text:span text:style-name="T1"> → </text:span><text:span text:style-name="T2">04:35</text:span><text:span text:style-name="T1">]<text:line-break/>DaemonSets differ fundamentally from Deployments and ReplicaSets in that they launch exactly one </text:span><text:span text:style-name="Strong_20_Emphasis"><text:span text:style-name="T3">pod replica per node</text:span></text:span><text:span text:style-name="T1">, rather than a fixed number of replicas distributed across nodes. For example, a DaemonSet named </text:span><text:span text:style-name="Emphasis"><text:span text:style-name="T4">sample-agent</text:span></text:span><text:span text:style-name="T1"> deployed in a three-node cluster will create exactly three pods—one on each node.</text:span></text:p>
        </text:list-item>
      </text:list>
      <text:p text:style-name="P4">Key points:</text:p>
      <text:list text:style-name="L4">
        <text:list-item>
          <text:p text:style-name="P7">DaemonSets automatically detect new nodes joining the cluster and automatically schedule a pod on that node.</text:p>
        </text:list-item>
        <text:list-item>
          <text:p text:style-name="P7">When a node is removed, the DaemonSet’s pod on that node is also deleted.</text:p>
        </text:list-item>
        <text:list-item>
          <text:p text:style-name="P7">This automatic pod management distinguishes DaemonSets from Deployments or ReplicaSets, which do not automatically create pods on new nodes unless replica counts are adjusted manually.</text:p>
        </text:list-item>
      </text:list>
      <text:p text:style-name="P4">Use cases for DaemonSets:</text:p>
      <text:list text:style-name="L5">
        <text:list-item>
          <text:p text:style-name="P8"><text:soft-page-break/><text:span text:style-name="T1">Running </text:span><text:span text:style-name="Strong_20_Emphasis"><text:span text:style-name="T3">monitoring agents</text:span></text:span><text:span text:style-name="T1"> (e.g., to collect node-level metrics continuously).</text:span></text:p>
        </text:list-item>
        <text:list-item>
          <text:p text:style-name="P8"><text:span text:style-name="T1">Running </text:span><text:span text:style-name="Strong_20_Emphasis"><text:span text:style-name="T3">logging agents</text:span></text:span><text:span text:style-name="T1"> (e.g., sending logs to external systems like ELK or Splunk).</text:span></text:p>
        </text:list-item>
        <text:list-item>
          <text:p text:style-name="P8"><text:span text:style-name="T1">Running </text:span><text:span text:style-name="Strong_20_Emphasis"><text:span text:style-name="T3">control plane components</text:span></text:span><text:span text:style-name="T1"> such as </text:span><text:span text:style-name="Strong_20_Emphasis"><text:span text:style-name="T3">kube-proxy</text:span></text:span><text:span text:style-name="T1">, which handles networking and port forwarding on all nodes.</text:span></text:p>
        </text:list-item>
        <text:list-item>
          <text:p text:style-name="P8"><text:span text:style-name="T1">Running </text:span><text:span text:style-name="Strong_20_Emphasis"><text:span text:style-name="T3">networking plugins</text:span></text:span><text:span text:style-name="T1"> (CNIs) like </text:span><text:span text:style-name="Strong_20_Emphasis"><text:span text:style-name="T3">Weave</text:span></text:span><text:span text:style-name="T1">, </text:span><text:span text:style-name="Strong_20_Emphasis"><text:span text:style-name="T3">Calico</text:span></text:span><text:span text:style-name="T1">, or </text:span><text:span text:style-name="Strong_20_Emphasis"><text:span text:style-name="T3">Flannel</text:span></text:span><text:span text:style-name="T1">, which manage network configuration cluster-wide.</text:span></text:p>
        </text:list-item>
        <text:list-item>
          <text:p text:style-name="P8"><text:span text:style-name="T1">[</text:span><text:span text:style-name="T2">04:01</text:span><text:span text:style-name="T1"> → </text:span><text:span text:style-name="T2">05:10</text:span><text:span text:style-name="T1">]<text:line-break/>The importance of DaemonSets lies in their guarantee that each node runs exactly one instance of critical system components. The </text:span><text:span text:style-name="Strong_20_Emphasis"><text:span text:style-name="T3">controller</text:span></text:span><text:span text:style-name="T1"> ensures pods are recreated if deleted, maintaining cluster consistency.</text:span></text:p>
        </text:list-item>
      </text:list>
      <text:p text:style-name="Horizontal_20_Line"/>
      <text:h text:style-name="P2" text:outline-level="4">Section 2: Practical Demonstration of DaemonSets</text:h>
      <text:list text:style-name="L6">
        <text:list-item>
          <text:p text:style-name="P9"><text:span text:style-name="T1">[</text:span><text:span text:style-name="T2">05:10</text:span><text:span text:style-name="T1"> → </text:span><text:span text:style-name="T2">09:40</text:span><text:span text:style-name="T1">]<text:line-break/>The speaker demonstrates creating a DaemonSet from a Deployment YAML manifest by changing the </text:span><text:span text:style-name="Source_20_Text"><text:span text:style-name="T5">kind</text:span></text:span><text:span text:style-name="T1"> field to </text:span><text:span text:style-name="Source_20_Text"><text:span text:style-name="T5">DaemonSet</text:span></text:span><text:span text:style-name="T1"> and removing the </text:span><text:span text:style-name="Source_20_Text"><text:span text:style-name="T5">replicas</text:span></text:span><text:span text:style-name="T1"> field, which is not applicable for DaemonSets. This manifests how DaemonSets are specified differently from Deployments or ReplicaSets.</text:span></text:p>
        </text:list-item>
      </text:list>
      <text:p text:style-name="P4">Important technical insight:</text:p>
      <text:list text:style-name="L7">
        <text:list-item>
          <text:p text:style-name="P10"><text:span text:style-name="T1">DaemonSets do not require a </text:span><text:span text:style-name="Source_20_Text"><text:span text:style-name="T5">replicas</text:span></text:span><text:span text:style-name="T1"> field since the number of pods is implicitly controlled by the number of nodes.</text:span></text:p>
        </text:list-item>
        <text:list-item>
          <text:p text:style-name="P10"><text:span text:style-name="T1">The Kubernetes </text:span><text:span text:style-name="Strong_20_Emphasis"><text:span text:style-name="T3">scheduler</text:span></text:span><text:span text:style-name="T1"> respects </text:span><text:span text:style-name="Strong_20_Emphasis"><text:span text:style-name="T3">taints and tolerations</text:span></text:span><text:span text:style-name="T1"> on nodes. For example, control plane nodes are typically tainted to prevent scheduling of non-control plane workloads. This explains why the DaemonSet pods might not run on control plane nodes unless explicitly tolerated.</text:span></text:p>
        </text:list-item>
      </text:list>
      <text:p text:style-name="P4">The speaker shows that deleting a DaemonSet pod results in immediate recreation, confirming the active reconciliation by the DaemonSet controller.</text:p>
      <text:p text:style-name="P4">Real-world example:</text:p>
      <text:list text:style-name="L8">
        <text:list-item>
          <text:p text:style-name="P11"><text:span text:style-name="T1">The </text:span><text:span text:style-name="Strong_20_Emphasis"><text:span text:style-name="T3">kube-proxy</text:span></text:span><text:span text:style-name="T1"> DaemonSet runs in the </text:span><text:span text:style-name="Source_20_Text"><text:span text:style-name="T5">kube-system</text:span></text:span><text:span text:style-name="T1"> namespace and runs one pod per node, as verified by </text:span><text:span text:style-name="Source_20_Text"><text:span text:style-name="T5">kubectl get ds -A</text:span></text:span><text:span text:style-name="T1">. Similarly, </text:span><text:span text:style-name="Strong_20_Emphasis"><text:span text:style-name="T3">kindnet</text:span></text:span><text:span text:style-name="T1"> (a networking CNI plugin) also runs as a DaemonSet.</text:span></text:p>
        </text:list-item>
        <text:list-item>
          <text:p text:style-name="P12"><text:soft-page-break/>[<text:span text:style-name="T6">09:40</text:span> → <text:span text:style-name="T6">11:05</text:span>]<text:line-break/>In a single-node cluster scenario, DaemonSets run only one pod because there is only one node, further illustrating how DaemonSets scale naturally with cluster size.</text:p>
        </text:list-item>
      </text:list>
      <text:p text:style-name="Horizontal_20_Line"/>
      <text:h text:style-name="P2" text:outline-level="4">Section 3: Inspecting DaemonSet Pods</text:h>
      <text:list text:style-name="L9">
        <text:list-item>
          <text:p text:style-name="P13"><text:span text:style-name="T1">[</text:span><text:span text:style-name="T2">11:05</text:span><text:span text:style-name="T1"> → </text:span><text:span text:style-name="T2">12:44</text:span><text:span text:style-name="T1">]<text:line-break/>The speaker inspects pods managed by DaemonSets using </text:span><text:span text:style-name="Source_20_Text"><text:span text:style-name="T5">kubectl describe pod</text:span></text:span><text:span text:style-name="T1"> and </text:span><text:span text:style-name="Source_20_Text"><text:span text:style-name="T5">kubectl logs</text:span></text:span><text:span text:style-name="T1">, showing that DaemonSet-managed pods are labeled as controlled by “DaemonSet” rather than “Deployment” or “ReplicaSet.” This distinction is important for understanding Kubernetes ownership and lifecycle management.</text:span></text:p>
        </text:list-item>
      </text:list>
      <text:p text:style-name="Horizontal_20_Line"/>
      <text:h text:style-name="P2" text:outline-level="4">Section 4: Introduction to CronJobs</text:h>
      <text:list text:style-name="L10">
        <text:list-item>
          <text:p text:style-name="P14"><text:span text:style-name="T1">[</text:span><text:span text:style-name="T2">12:44</text:span><text:span text:style-name="T1"> → </text:span><text:span text:style-name="T2">16:48</text:span><text:span text:style-name="T1">]<text:line-break/>Switching focus, the speaker introduces </text:span><text:span text:style-name="Strong_20_Emphasis"><text:span text:style-name="T3">CronJobs</text:span></text:span><text:span text:style-name="T1">, Kubernetes objects that schedule </text:span><text:span text:style-name="Strong_20_Emphasis"><text:span text:style-name="T3">Jobs</text:span></text:span><text:span text:style-name="T1"> to run periodically based on a </text:span><text:span text:style-name="Strong_20_Emphasis"><text:span text:style-name="T3">cron syntax</text:span></text:span><text:span text:style-name="T1">—a time-based job scheduler common in Unix systems.</text:span></text:p>
        </text:list-item>
      </text:list>
      <text:p text:style-name="P4">Key concepts of cron syntax explained:</text:p>
      <text:list text:style-name="L11">
        <text:list-item>
          <text:p text:style-name="P15"><text:span text:style-name="T1">Five fields: </text:span><text:span text:style-name="Strong_20_Emphasis"><text:span text:style-name="T3">minute (0-59)</text:span></text:span><text:span text:style-name="T1">, </text:span><text:span text:style-name="Strong_20_Emphasis"><text:span text:style-name="T3">hour (0-23)</text:span></text:span><text:span text:style-name="T1">, </text:span><text:span text:style-name="Strong_20_Emphasis"><text:span text:style-name="T3">day of month (1-31)</text:span></text:span><text:span text:style-name="T1">, </text:span><text:span text:style-name="Strong_20_Emphasis"><text:span text:style-name="T3">month (1-12)</text:span></text:span><text:span text:style-name="T1">, and </text:span><text:span text:style-name="Strong_20_Emphasis"><text:span text:style-name="T3">day of week (0-6, Sunday to Saturday)</text:span></text:span><text:span text:style-name="T1">.</text:span></text:p>
        </text:list-item>
        <text:list-item>
          <text:p text:style-name="P15"><text:span text:style-name="T1">The asterisk (</text:span><text:span text:style-name="Source_20_Text"><text:span text:style-name="T5">*</text:span></text:span><text:span text:style-name="T1">) represents “every” possible value in that field.</text:span></text:p>
        </text:list-item>
        <text:list-item>
          <text:p text:style-name="P16">Examples:</text:p>
          <text:list>
            <text:list-item>
              <text:p text:style-name="P15"><text:span text:style-name="T1">Running a job every Saturday at </text:span><text:span text:style-name="T2">11:00</text:span><text:span text:style-name="T1"> PM: </text:span><text:span text:style-name="Source_20_Text"><text:span text:style-name="T5">0 23 * * 6</text:span></text:span></text:p>
            </text:list-item>
            <text:list-item>
              <text:p text:style-name="P15"><text:span text:style-name="T1">Running a job every Saturday at </text:span><text:span text:style-name="T2">11:45</text:span><text:span text:style-name="T1"> PM: </text:span><text:span text:style-name="Source_20_Text"><text:span text:style-name="T5">45 23 * * 6</text:span></text:span></text:p>
            </text:list-item>
            <text:list-item>
              <text:p text:style-name="P15"><text:span text:style-name="T1">Running a job every 5 minutes: </text:span><text:span text:style-name="Source_20_Text"><text:span text:style-name="T5">*/5 * * * *</text:span></text:span></text:p>
            </text:list-item>
          </text:list>
        </text:list-item>
      </text:list>
      <text:p text:style-name="P4">The speaker emphasizes understanding and practicing cron syntax, providing a link to official cron documentation for further study.</text:p>
      <text:p text:style-name="Horizontal_20_Line"/>
      <text:h text:style-name="P2" text:outline-level="4">Section 5: Use Cases and Examples of CronJobs and Jobs</text:h>
      <text:list text:style-name="L12">
        <text:list-item>
          <text:p text:style-name="P17">[<text:span text:style-name="T6">16:48</text:span> → <text:span text:style-name="T6">18:30</text:span>]<text:line-break/>CronJobs are useful for automating tasks such as:</text:p>
        </text:list-item>
        <text:list-item>
          <text:p text:style-name="P17"><text:soft-page-break/>Generating periodic reports (daily, weekly, monthly).</text:p>
        </text:list-item>
        <text:list-item>
          <text:p text:style-name="P17">Running cleanup scripts to remove old logs or temporary files.</text:p>
        </text:list-item>
      </text:list>
      <text:p text:style-name="P18"><text:span text:style-name="T1">The example given is a CronJob that runs every minute, launching a pod running a </text:span><text:span text:style-name="Strong_20_Emphasis"><text:span text:style-name="T3">busybox</text:span></text:span><text:span text:style-name="T1"> container that prints the current time along with a custom message, showcasing a simple scheduled task.</text:span></text:p>
      <text:p text:style-name="P18"><text:span text:style-name="T1">In contrast, a </text:span><text:span text:style-name="Strong_20_Emphasis"><text:span text:style-name="T3">Job</text:span></text:span><text:span text:style-name="T1"> is a one-off task that runs to completion once. Jobs are typically used for:</text:span></text:p>
      <text:list text:style-name="L13">
        <text:list-item>
          <text:p text:style-name="P19">One-time operations like installation scripts or cluster initialization tasks.</text:p>
        </text:list-item>
        <text:list-item>
          <text:p text:style-name="P19">Automating tasks that need to run once and confirm completion.</text:p>
        </text:list-item>
      </text:list>
      <text:p text:style-name="Horizontal_20_Line"/>
      <text:h text:style-name="P2" text:outline-level="4">Conclusion: Summary and Implications</text:h>
      <text:list text:style-name="L14">
        <text:list-item>
          <text:p text:style-name="P20">[<text:span text:style-name="T6">18:30</text:span> → <text:span text:style-name="T6">19:20</text:span>]<text:line-break/>This chapter consolidates understanding of three key Kubernetes workload objects:</text:p>
        </text:list-item>
        <text:list-item>
          <text:p text:style-name="P21"><text:span text:style-name="Strong_20_Emphasis"><text:span text:style-name="T3">DaemonSets</text:span></text:span><text:span text:style-name="T1"> ensure critical agents and services run on every node, supporting cluster-wide functionality like monitoring, logging, and networking.</text:span></text:p>
        </text:list-item>
        <text:list-item>
          <text:p text:style-name="P21"><text:span text:style-name="Strong_20_Emphasis"><text:span text:style-name="T3">Jobs</text:span></text:span><text:span text:style-name="T1"> execute one-time tasks and complete, useful for automation and cluster setup.</text:span></text:p>
        </text:list-item>
        <text:list-item>
          <text:p text:style-name="P21"><text:span text:style-name="Strong_20_Emphasis"><text:span text:style-name="T3">CronJobs</text:span></text:span><text:span text:style-name="T1"> schedule repetitive tasks using familiar cron syntax, enabling automated periodic workflows within Kubernetes.</text:span></text:p>
        </text:list-item>
      </text:list>
      <text:p text:style-name="P4">The practical demonstrations and explanations provided highlight how Kubernetes manages workload distribution, scheduling, and lifecycle automatically, relieving administrators from manual pod management while ensuring cluster consistency.</text:p>
      <text:p text:style-name="P4">The speaker encourages viewers to practice creating and managing these objects, referencing a GitHub repository assignment for hands-on experience, and invites questions and community interaction for further learning.</text:p>
      <text:p text:style-name="Horizontal_20_Line"/>
      <text:h text:style-name="P22" text:outline-level="3">Advanced Bullet-Point Summary</text:h>
      <text:list text:style-name="L15">
        <text:list-item>
          <text:p text:style-name="P23"><text:span text:style-name="Strong_20_Emphasis"><text:span text:style-name="T3">DaemonSets</text:span></text:span><text:span text:style-name="T1">:</text:span></text:p>
          <text:list>
            <text:list-item>
              <text:p text:style-name="P24">Run one pod per node, automatically scaling with node count.</text:p>
            </text:list-item>
            <text:list-item>
              <text:p text:style-name="P24">Used for monitoring agents, logging agents, control plane components (e.g. kube-proxy), and CNI plugins (Weave, Calico).</text:p>
            </text:list-item>
            <text:list-item>
              <text:p text:style-name="P24">Controller ensures pods are recreated if deleted.</text:p>
            </text:list-item>
            <text:list-item>
              <text:p text:style-name="P24"><text:soft-page-break/>Respect node taints and tolerations, e.g., control plane nodes usually tainted to avoid scheduling non-control plane pods.</text:p>
            </text:list-item>
          </text:list>
        </text:list-item>
        <text:list-item>
          <text:p text:style-name="P23"><text:span text:style-name="Strong_20_Emphasis"><text:span text:style-name="T3">DaemonSet Manifest</text:span></text:span><text:span text:style-name="T1">:</text:span></text:p>
          <text:list>
            <text:list-item>
              <text:p text:style-name="P23"><text:span text:style-name="Source_20_Text"><text:span text:style-name="T5">kind</text:span></text:span><text:span text:style-name="T1"> set to </text:span><text:span text:style-name="Source_20_Text"><text:span text:style-name="T5">DaemonSet</text:span></text:span><text:span text:style-name="T1">, no </text:span><text:span text:style-name="Source_20_Text"><text:span text:style-name="T5">replicas</text:span></text:span><text:span text:style-name="T1"> field.</text:span></text:p>
            </text:list-item>
            <text:list-item>
              <text:p text:style-name="P24">Pods scheduled on all nodes except tainted control plane nodes unless tolerated.</text:p>
            </text:list-item>
          </text:list>
        </text:list-item>
        <text:list-item>
          <text:p text:style-name="P23"><text:span text:style-name="Strong_20_Emphasis"><text:span text:style-name="T3">Jobs</text:span></text:span><text:span text:style-name="T1">:</text:span></text:p>
          <text:list>
            <text:list-item>
              <text:p text:style-name="P24">Run once and complete.</text:p>
            </text:list-item>
            <text:list-item>
              <text:p text:style-name="P24">Used for installation scripts, automation tasks.</text:p>
            </text:list-item>
          </text:list>
        </text:list-item>
        <text:list-item>
          <text:p text:style-name="P23"><text:span text:style-name="Strong_20_Emphasis"><text:span text:style-name="T3">CronJobs</text:span></text:span><text:span text:style-name="T1">:</text:span></text:p>
          <text:list>
            <text:list-item>
              <text:p text:style-name="P24">Schedule jobs using cron syntax with five fields (minute, hour, day of month, month, day of week).</text:p>
            </text:list-item>
            <text:list-item>
              <text:p text:style-name="P24">Examples provided for running jobs weekly or at intervals (every 5 minutes).</text:p>
            </text:list-item>
            <text:list-item>
              <text:p text:style-name="P24">Useful for scheduled reporting, cleanup tasks.</text:p>
            </text:list-item>
          </text:list>
        </text:list-item>
        <text:list-item>
          <text:p text:style-name="P23"><text:span text:style-name="Strong_20_Emphasis"><text:span text:style-name="T3">Cron syntax examples</text:span></text:span><text:span text:style-name="T1">:</text:span></text:p>
          <text:list>
            <text:list-item>
              <text:p text:style-name="P23"><text:span text:style-name="Source_20_Text"><text:span text:style-name="T5">0 23 * * 6</text:span></text:span><text:span text:style-name="T1"> – Every Saturday at </text:span><text:span text:style-name="T2">11:00</text:span><text:span text:style-name="T1"> PM.</text:span></text:p>
            </text:list-item>
            <text:list-item>
              <text:p text:style-name="P23"><text:span text:style-name="Source_20_Text"><text:span text:style-name="T5">45 23 * * 6</text:span></text:span><text:span text:style-name="T1"> – Every Saturday at </text:span><text:span text:style-name="T2">11:45</text:span><text:span text:style-name="T1"> PM.</text:span></text:p>
            </text:list-item>
            <text:list-item>
              <text:p text:style-name="P23"><text:span text:style-name="Source_20_Text"><text:span text:style-name="T5">*/5 * * * *</text:span></text:span><text:span text:style-name="T1"> – Every 5 minutes.</text:span></text:p>
            </text:list-item>
          </text:list>
        </text:list-item>
        <text:list-item>
          <text:p text:style-name="P23"><text:span text:style-name="Strong_20_Emphasis"><text:span text:style-name="T3">Kubernetes commands demonstrated</text:span></text:span><text:span text:style-name="T1">:</text:span></text:p>
          <text:list>
            <text:list-item>
              <text:p text:style-name="P23"><text:span text:style-name="Source_20_Text"><text:span text:style-name="T5">kubectl get ds</text:span></text:span><text:span text:style-name="T1"> and </text:span><text:span text:style-name="Source_20_Text"><text:span text:style-name="T5">kubectl get pods</text:span></text:span><text:span text:style-name="T1"> to inspect DaemonSets and pods.</text:span></text:p>
            </text:list-item>
            <text:list-item>
              <text:p text:style-name="P23"><text:span text:style-name="Source_20_Text"><text:span text:style-name="T5">kubectl describe pod</text:span></text:span><text:span text:style-name="T1"> to see pod details and ownership.</text:span></text:p>
            </text:list-item>
            <text:list-item>
              <text:p text:style-name="P23"><text:span text:style-name="Source_20_Text"><text:span text:style-name="T5">kubectl delete pod</text:span></text:span><text:span text:style-name="T1"> to observe automatic pod recreation by DaemonSet controller.</text:span></text:p>
            </text:list-item>
          </text:list>
        </text:list-item>
        <text:list-item>
          <text:p text:style-name="P23"><text:span text:style-name="Strong_20_Emphasis"><text:span text:style-name="T3">Real-world example</text:span></text:span><text:span text:style-name="T1">:</text:span></text:p>
          <text:list>
            <text:list-item>
              <text:p text:style-name="P23"><text:span text:style-name="T1">kube-proxy DaemonSet runs on all nodes in </text:span><text:span text:style-name="Source_20_Text"><text:span text:style-name="T5">kube-system</text:span></text:span><text:span text:style-name="T1"> namespace, providing consistent network proxying.</text:span></text:p>
            </text:list-item>
          </text:list>
        </text:list-item>
        <text:list-item>
          <text:p text:style-name="P23"><text:span text:style-name="Strong_20_Emphasis"><text:span text:style-name="T3">Key takeaway</text:span></text:span><text:span text:style-name="T1">:</text:span></text:p>
          <text:list>
            <text:list-item>
              <text:p text:style-name="P24">Kubernetes workload objects abstract manual pod management, ensuring reliable and automatic deployment of critical services across cluster nodes and scheduled tasks.</text:p>
            </text:list-item>
          </text:list>
        </text:list-item>
      </text:list>
      <text:p text:style-name="P4">This comprehensive understanding equips Kubernetes users and administrators with essential tools for managing node-level services and time-based automation in modern cloud-native environment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6T19:46:28.937728900</meta:creation-date>
    <dc:date>2025-12-16T19:46:30.430784600</dc:date>
    <meta:editing-duration>PT1S</meta:editing-duration>
    <meta:editing-cycles>1</meta:editing-cycles>
    <meta:document-statistic meta:table-count="0" meta:image-count="0" meta:object-count="0" meta:page-count="5" meta:paragraph-count="85" meta:word-count="1250" meta:character-count="8212" meta:non-whitespace-character-count="7108"/>
    <meta:generator>LibreOffice/25.2.7.2$Windows_X86_64 LibreOffice_project/5cbfd1ab6520636bb5f7b99185aa69bd7456825d</meta:generator>
  </office:meta>
</office:document-meta>
</file>